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creased precision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Regular precision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ec 2</text:p>
          </table:table-cell>
          <table:table-cell office:value-type="string" calcext:value-type="string">
            <text:p>Sec 3</text:p>
          </table:table-cell>
          <table:table-cell office:value-type="string" calcext:value-type="string">
            <text:p>Diff 3-2</text:p>
          </table:table-cell>
          <table:table-cell table:number-columns-repeated="2"/>
          <table:table-cell office:value-type="string" calcext:value-type="string">
            <text:p>Sec 2</text:p>
          </table:table-cell>
          <table:table-cell office:value-type="string" calcext:value-type="string">
            <text:p>Sec 3</text:p>
          </table:table-cell>
          <table:table-cell office:value-type="string" calcext:value-type="string">
            <text:p>Diff 3-2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40" calcext:value-type="float">
            <text:p>540</text:p>
          </table:table-cell>
          <table:table-cell table:formula="of:=[.B3]-[.A3]" office:value-type="float" office:value="19" calcext:value-type="float">
            <text:p>19</text:p>
          </table:table-cell>
          <table:table-cell table:formula="of:=ABS([.C3]-[.C$33])" office:value-type="float" office:value="0.137931034482758" calcext:value-type="float">
            <text:p>0.1379310345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475" calcext:value-type="float">
            <text:p>475</text:p>
          </table:table-cell>
          <table:table-cell table:formula="of:=[.G3]-[.F3]" office:value-type="float" office:value="-31" calcext:value-type="float">
            <text:p>-31</text:p>
          </table:table-cell>
          <table:table-cell table:formula="of:=ABS([.H3]-[.H$33])" office:value-type="float" office:value="24.7857142857143" calcext:value-type="float">
            <text:p>24.785714285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table:formula="of:=[.B4]-[.A4]" office:value-type="float" office:value="12" calcext:value-type="float">
            <text:p>12</text:p>
          </table:table-cell>
          <table:table-cell table:formula="of:=ABS([.C4]-[.C$33])" office:value-type="float" office:value="6.86206896551724" calcext:value-type="float">
            <text:p>6.8620689655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480" calcext:value-type="float">
            <text:p>480</text:p>
          </table:table-cell>
          <table:table-cell table:formula="of:=[.G4]-[.F4]" office:value-type="float" office:value="-17" calcext:value-type="float">
            <text:p>-17</text:p>
          </table:table-cell>
          <table:table-cell table:formula="of:=ABS([.H4]-[.H$33])" office:value-type="float" office:value="10.7857142857143" calcext:value-type="float">
            <text:p>10.785714285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38" calcext:value-type="float">
            <text:p>538</text:p>
          </table:table-cell>
          <table:table-cell table:formula="of:=[.B5]-[.A5]" office:value-type="float" office:value="16" calcext:value-type="float">
            <text:p>16</text:p>
          </table:table-cell>
          <table:table-cell table:formula="of:=ABS([.C5]-[.C$33])" office:value-type="float" office:value="2.86206896551724" calcext:value-type="float">
            <text:p>2.8620689655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481" calcext:value-type="float">
            <text:p>481</text:p>
          </table:table-cell>
          <table:table-cell table:formula="of:=[.G5]-[.F5]" office:value-type="float" office:value="56" calcext:value-type="float">
            <text:p>56</text:p>
          </table:table-cell>
          <table:table-cell table:formula="of:=ABS([.H5]-[.H$33])" office:value-type="float" office:value="62.2142857142857" calcext:value-type="float">
            <text:p>62.214285714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36" calcext:value-type="float">
            <text:p>536</text:p>
          </table:table-cell>
          <table:table-cell table:formula="of:=[.B6]-[.A6]" office:value-type="float" office:value="17" calcext:value-type="float">
            <text:p>17</text:p>
          </table:table-cell>
          <table:table-cell table:formula="of:=ABS([.C6]-[.C$33])" office:value-type="float" office:value="1.86206896551724" calcext:value-type="float">
            <text:p>1.8620689655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484" calcext:value-type="float">
            <text:p>484</text:p>
          </table:table-cell>
          <table:table-cell table:formula="of:=[.G6]-[.F6]" office:value-type="float" office:value="-22" calcext:value-type="float">
            <text:p>-22</text:p>
          </table:table-cell>
          <table:table-cell table:formula="of:=ABS([.H6]-[.H$33])" office:value-type="float" office:value="15.7857142857143" calcext:value-type="float">
            <text:p>15.785714285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37" calcext:value-type="float">
            <text:p>537</text:p>
          </table:table-cell>
          <table:table-cell table:formula="of:=[.B7]-[.A7]" office:value-type="float" office:value="15" calcext:value-type="float">
            <text:p>15</text:p>
          </table:table-cell>
          <table:table-cell table:formula="of:=ABS([.C7]-[.C$33])" office:value-type="float" office:value="3.86206896551724" calcext:value-type="float">
            <text:p>3.862068965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80" calcext:value-type="float">
            <text:p>480</text:p>
          </table:table-cell>
          <table:table-cell table:formula="of:=[.G7]-[.F7]" office:value-type="float" office:value="-8" calcext:value-type="float">
            <text:p>-8</text:p>
          </table:table-cell>
          <table:table-cell table:formula="of:=ABS([.H7]-[.H$33])" office:value-type="float" office:value="1.78571428571429" calcext:value-type="float">
            <text:p>1.785714285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37" calcext:value-type="float">
            <text:p>537</text:p>
          </table:table-cell>
          <table:table-cell table:formula="of:=[.B8]-[.A8]" office:value-type="float" office:value="18" calcext:value-type="float">
            <text:p>18</text:p>
          </table:table-cell>
          <table:table-cell table:formula="of:=ABS([.C8]-[.C$33])" office:value-type="float" office:value="0.862068965517242" calcext:value-type="float">
            <text:p>0.8620689655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470" calcext:value-type="float">
            <text:p>470</text:p>
          </table:table-cell>
          <table:table-cell table:formula="of:=[.G8]-[.F8]" office:value-type="float" office:value="-26" calcext:value-type="float">
            <text:p>-26</text:p>
          </table:table-cell>
          <table:table-cell table:formula="of:=ABS([.H8]-[.H$33])" office:value-type="float" office:value="19.7857142857143" calcext:value-type="float">
            <text:p>19.785714285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30" calcext:value-type="float">
            <text:p>530</text:p>
          </table:table-cell>
          <table:table-cell table:formula="of:=[.B9]-[.A9]" office:value-type="float" office:value="12" calcext:value-type="float">
            <text:p>12</text:p>
          </table:table-cell>
          <table:table-cell table:formula="of:=ABS([.C9]-[.C$33])" office:value-type="float" office:value="6.86206896551724" calcext:value-type="float">
            <text:p>6.8620689655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table:formula="of:=[.G9]-[.F9]" office:value-type="float" office:value="-5" calcext:value-type="float">
            <text:p>-5</text:p>
          </table:table-cell>
          <table:table-cell table:formula="of:=ABS([.H9]-[.H$33])" office:value-type="float" office:value="1.21428571428571" calcext:value-type="float">
            <text:p>1.214285714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38" calcext:value-type="float">
            <text:p>538</text:p>
          </table:table-cell>
          <table:table-cell table:formula="of:=[.B10]-[.A10]" office:value-type="float" office:value="20" calcext:value-type="float">
            <text:p>20</text:p>
          </table:table-cell>
          <table:table-cell table:formula="of:=ABS([.C10]-[.C$33])" office:value-type="float" office:value="1.13793103448276" calcext:value-type="float">
            <text:p>1.1379310345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475" calcext:value-type="float">
            <text:p>475</text:p>
          </table:table-cell>
          <table:table-cell table:formula="of:=[.G10]-[.F10]" office:value-type="float" office:value="20" calcext:value-type="float">
            <text:p>20</text:p>
          </table:table-cell>
          <table:table-cell table:formula="of:=ABS([.H10]-[.H$33])" office:value-type="float" office:value="26.2142857142857" calcext:value-type="float">
            <text:p>26.214285714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  <table:table-cell table:formula="of:=[.B11]-[.A11]" office:value-type="float" office:value="10" calcext:value-type="float">
            <text:p>10</text:p>
          </table:table-cell>
          <table:table-cell table:formula="of:=ABS([.C11]-[.C$33])" office:value-type="float" office:value="8.86206896551724" calcext:value-type="float">
            <text:p>8.862068965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80" calcext:value-type="float">
            <text:p>480</text:p>
          </table:table-cell>
          <table:table-cell table:formula="of:=[.G11]-[.F11]" office:value-type="float" office:value="13" calcext:value-type="float">
            <text:p>13</text:p>
          </table:table-cell>
          <table:table-cell table:formula="of:=ABS([.H11]-[.H$33])" office:value-type="float" office:value="19.2142857142857" calcext:value-type="float">
            <text:p>19.214285714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37" calcext:value-type="float">
            <text:p>537</text:p>
          </table:table-cell>
          <table:table-cell table:formula="of:=[.B12]-[.A12]" office:value-type="float" office:value="18" calcext:value-type="float">
            <text:p>18</text:p>
          </table:table-cell>
          <table:table-cell table:formula="of:=ABS([.C12]-[.C$33])" office:value-type="float" office:value="0.862068965517242" calcext:value-type="float">
            <text:p>0.8620689655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79" calcext:value-type="float">
            <text:p>479</text:p>
          </table:table-cell>
          <table:table-cell table:formula="of:=[.G12]-[.F12]" office:value-type="float" office:value="-13" calcext:value-type="float">
            <text:p>-13</text:p>
          </table:table-cell>
          <table:table-cell table:formula="of:=ABS([.H12]-[.H$33])" office:value-type="float" office:value="6.78571428571429" calcext:value-type="float">
            <text:p>6.785714285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60" calcext:value-type="float">
            <text:p>560</text:p>
          </table:table-cell>
          <table:table-cell table:formula="of:=[.B13]-[.A13]" office:value-type="float" office:value="44" calcext:value-type="float">
            <text:p>44</text:p>
          </table:table-cell>
          <table:table-cell table:formula="of:=ABS([.C13]-[.C$33])" office:value-type="float" office:value="25.1379310344828" calcext:value-type="float">
            <text:p>25.1379310345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469" calcext:value-type="float">
            <text:p>469</text:p>
          </table:table-cell>
          <table:table-cell table:formula="of:=[.G13]-[.F13]" office:value-type="float" office:value="22" calcext:value-type="float">
            <text:p>22</text:p>
          </table:table-cell>
          <table:table-cell table:formula="of:=ABS([.H13]-[.H$33])" office:value-type="float" office:value="28.2142857142857" calcext:value-type="float">
            <text:p>28.214285714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41" calcext:value-type="float">
            <text:p>541</text:p>
          </table:table-cell>
          <table:table-cell table:formula="of:=[.B14]-[.A14]" office:value-type="float" office:value="23" calcext:value-type="float">
            <text:p>23</text:p>
          </table:table-cell>
          <table:table-cell table:formula="of:=ABS([.C14]-[.C$33])" office:value-type="float" office:value="4.13793103448276" calcext:value-type="float">
            <text:p>4.1379310345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36" calcext:value-type="float">
            <text:p>536</text:p>
          </table:table-cell>
          <table:table-cell table:formula="of:=[.B15]-[.A15]" office:value-type="float" office:value="15" calcext:value-type="float">
            <text:p>15</text:p>
          </table:table-cell>
          <table:table-cell table:formula="of:=ABS([.C15]-[.C$33])" office:value-type="float" office:value="3.86206896551724" calcext:value-type="float">
            <text:p>3.8620689655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477" calcext:value-type="float">
            <text:p>477</text:p>
          </table:table-cell>
          <table:table-cell table:formula="of:=[.G15]-[.F15]" office:value-type="float" office:value="-27" calcext:value-type="float">
            <text:p>-27</text:p>
          </table:table-cell>
          <table:table-cell table:formula="of:=ABS([.H15]-[.H$33])" office:value-type="float" office:value="20.7857142857143" calcext:value-type="float">
            <text:p>20.785714285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39" calcext:value-type="float">
            <text:p>539</text:p>
          </table:table-cell>
          <table:table-cell table:formula="of:=[.B16]-[.A16]" office:value-type="float" office:value="17" calcext:value-type="float">
            <text:p>17</text:p>
          </table:table-cell>
          <table:table-cell table:formula="of:=ABS([.C16]-[.C$33])" office:value-type="float" office:value="1.86206896551724" calcext:value-type="float">
            <text:p>1.8620689655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78" calcext:value-type="float">
            <text:p>478</text:p>
          </table:table-cell>
          <table:table-cell table:formula="of:=[.G16]-[.F16]" office:value-type="float" office:value="-8" calcext:value-type="float">
            <text:p>-8</text:p>
          </table:table-cell>
          <table:table-cell table:formula="of:=ABS([.H16]-[.H$33])" office:value-type="float" office:value="1.78571428571429" calcext:value-type="float">
            <text:p>1.785714285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8" calcext:value-type="float">
            <text:p>538</text:p>
          </table:table-cell>
          <table:table-cell table:formula="of:=[.B17]-[.A17]" office:value-type="float" office:value="18" calcext:value-type="float">
            <text:p>18</text:p>
          </table:table-cell>
          <table:table-cell table:formula="of:=ABS([.C17]-[.C$33])" office:value-type="float" office:value="0.862068965517242" calcext:value-type="float">
            <text:p>0.862068965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9" calcext:value-type="float">
            <text:p>539</text:p>
          </table:table-cell>
          <table:table-cell table:formula="of:=[.B18]-[.A18]" office:value-type="float" office:value="19" calcext:value-type="float">
            <text:p>19</text:p>
          </table:table-cell>
          <table:table-cell table:formula="of:=ABS([.C18]-[.C$33])" office:value-type="float" office:value="0.137931034482758" calcext:value-type="float">
            <text:p>0.1379310345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468" calcext:value-type="float">
            <text:p>468</text:p>
          </table:table-cell>
          <table:table-cell table:formula="of:=[.G18]-[.F18]" office:value-type="float" office:value="42" calcext:value-type="float">
            <text:p>42</text:p>
          </table:table-cell>
          <table:table-cell table:formula="of:=ABS([.H18]-[.H$33])" office:value-type="float" office:value="48.2142857142857" calcext:value-type="float">
            <text:p>48.214285714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39" calcext:value-type="float">
            <text:p>539</text:p>
          </table:table-cell>
          <table:table-cell table:formula="of:=[.B19]-[.A19]" office:value-type="float" office:value="17" calcext:value-type="float">
            <text:p>17</text:p>
          </table:table-cell>
          <table:table-cell table:formula="of:=ABS([.C19]-[.C$33])" office:value-type="float" office:value="1.86206896551724" calcext:value-type="float">
            <text:p>1.8620689655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477" calcext:value-type="float">
            <text:p>477</text:p>
          </table:table-cell>
          <table:table-cell table:formula="of:=[.G19]-[.F19]" office:value-type="float" office:value="32" calcext:value-type="float">
            <text:p>32</text:p>
          </table:table-cell>
          <table:table-cell table:formula="of:=ABS([.H19]-[.H$33])" office:value-type="float" office:value="38.2142857142857" calcext:value-type="float">
            <text:p>38.214285714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table:formula="of:=[.B20]-[.A20]" office:value-type="float" office:value="14" calcext:value-type="float">
            <text:p>14</text:p>
          </table:table-cell>
          <table:table-cell table:formula="of:=ABS([.C20]-[.C$33])" office:value-type="float" office:value="4.86206896551724" calcext:value-type="float">
            <text:p>4.86206896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formula="of:=[.G20]-[.F20]" office:value-type="float" office:value="-18" calcext:value-type="float">
            <text:p>-18</text:p>
          </table:table-cell>
          <table:table-cell table:formula="of:=ABS([.H20]-[.H$33])" office:value-type="float" office:value="11.7857142857143" calcext:value-type="float">
            <text:p>11.785714285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39" calcext:value-type="float">
            <text:p>539</text:p>
          </table:table-cell>
          <table:table-cell table:formula="of:=[.B21]-[.A21]" office:value-type="float" office:value="24" calcext:value-type="float">
            <text:p>24</text:p>
          </table:table-cell>
          <table:table-cell table:formula="of:=ABS([.C21]-[.C$33])" office:value-type="float" office:value="5.13793103448276" calcext:value-type="float">
            <text:p>5.137931034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formula="of:=[.G21]-[.F21]" office:value-type="float" office:value="-14" calcext:value-type="float">
            <text:p>-14</text:p>
          </table:table-cell>
          <table:table-cell table:formula="of:=ABS([.H21]-[.H$33])" office:value-type="float" office:value="7.78571428571429" calcext:value-type="float">
            <text:p>7.785714285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38" calcext:value-type="float">
            <text:p>538</text:p>
          </table:table-cell>
          <table:table-cell table:formula="of:=[.B22]-[.A22]" office:value-type="float" office:value="20" calcext:value-type="float">
            <text:p>20</text:p>
          </table:table-cell>
          <table:table-cell table:formula="of:=ABS([.C22]-[.C$33])" office:value-type="float" office:value="1.13793103448276" calcext:value-type="float">
            <text:p>1.137931034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482" calcext:value-type="float">
            <text:p>482</text:p>
          </table:table-cell>
          <table:table-cell table:formula="of:=[.G22]-[.F22]" office:value-type="float" office:value="-20" calcext:value-type="float">
            <text:p>-20</text:p>
          </table:table-cell>
          <table:table-cell table:formula="of:=ABS([.H22]-[.H$33])" office:value-type="float" office:value="13.7857142857143" calcext:value-type="float">
            <text:p>13.785714285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7" calcext:value-type="float">
            <text:p>537</text:p>
          </table:table-cell>
          <table:table-cell table:formula="of:=[.B23]-[.A23]" office:value-type="float" office:value="7" calcext:value-type="float">
            <text:p>7</text:p>
          </table:table-cell>
          <table:table-cell table:formula="of:=ABS([.C23]-[.C$33])" office:value-type="float" office:value="11.8620689655172" calcext:value-type="float">
            <text:p>11.8620689655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487" calcext:value-type="float">
            <text:p>487</text:p>
          </table:table-cell>
          <table:table-cell table:formula="of:=[.G23]-[.F23]" office:value-type="float" office:value="-14" calcext:value-type="float">
            <text:p>-14</text:p>
          </table:table-cell>
          <table:table-cell table:formula="of:=ABS([.H23]-[.H$33])" office:value-type="float" office:value="7.78571428571429" calcext:value-type="float">
            <text:p>7.785714285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41" calcext:value-type="float">
            <text:p>541</text:p>
          </table:table-cell>
          <table:table-cell table:formula="of:=[.B24]-[.A24]" office:value-type="float" office:value="21" calcext:value-type="float">
            <text:p>21</text:p>
          </table:table-cell>
          <table:table-cell table:formula="of:=ABS([.C24]-[.C$33])" office:value-type="float" office:value="2.13793103448276" calcext:value-type="float">
            <text:p>2.137931034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80" calcext:value-type="float">
            <text:p>480</text:p>
          </table:table-cell>
          <table:table-cell table:formula="of:=[.G24]-[.F24]" office:value-type="float" office:value="-8" calcext:value-type="float">
            <text:p>-8</text:p>
          </table:table-cell>
          <table:table-cell table:formula="of:=ABS([.H24]-[.H$33])" office:value-type="float" office:value="1.78571428571429" calcext:value-type="float">
            <text:p>1.785714285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39" calcext:value-type="float">
            <text:p>539</text:p>
          </table:table-cell>
          <table:table-cell table:formula="of:=[.B25]-[.A25]" office:value-type="float" office:value="17" calcext:value-type="float">
            <text:p>17</text:p>
          </table:table-cell>
          <table:table-cell table:formula="of:=ABS([.C25]-[.C$33])" office:value-type="float" office:value="1.86206896551724" calcext:value-type="float">
            <text:p>1.8620689655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481" calcext:value-type="float">
            <text:p>481</text:p>
          </table:table-cell>
          <table:table-cell table:formula="of:=[.G25]-[.F25]" office:value-type="float" office:value="-15" calcext:value-type="float">
            <text:p>-15</text:p>
          </table:table-cell>
          <table:table-cell table:formula="of:=ABS([.H25]-[.H$33])" office:value-type="float" office:value="8.78571428571429" calcext:value-type="float">
            <text:p>8.785714285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37" calcext:value-type="float">
            <text:p>537</text:p>
          </table:table-cell>
          <table:table-cell table:formula="of:=[.B26]-[.A26]" office:value-type="float" office:value="13" calcext:value-type="float">
            <text:p>13</text:p>
          </table:table-cell>
          <table:table-cell table:formula="of:=ABS([.C26]-[.C$33])" office:value-type="float" office:value="5.86206896551724" calcext:value-type="float">
            <text:p>5.8620689655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481" calcext:value-type="float">
            <text:p>481</text:p>
          </table:table-cell>
          <table:table-cell table:formula="of:=[.G26]-[.F26]" office:value-type="float" office:value="17" calcext:value-type="float">
            <text:p>17</text:p>
          </table:table-cell>
          <table:table-cell table:formula="of:=ABS([.H26]-[.H$33])" office:value-type="float" office:value="23.2142857142857" calcext:value-type="float">
            <text:p>23.214285714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39" calcext:value-type="float">
            <text:p>539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float" office:value="471" calcext:value-type="float">
            <text:p>471</text:p>
          </table:table-cell>
          <table:table-cell table:formula="of:=[.G27]-[.F27]" office:value-type="float" office:value="-32" calcext:value-type="float">
            <text:p>-32</text:p>
          </table:table-cell>
          <table:table-cell table:formula="of:=ABS([.H27]-[.H$33])" office:value-type="float" office:value="25.7857142857143" calcext:value-type="float">
            <text:p>25.785714285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39" calcext:value-type="float">
            <text:p>539</text:p>
          </table:table-cell>
          <table:table-cell table:formula="of:=[.B28]-[.A28]" office:value-type="float" office:value="22" calcext:value-type="float">
            <text:p>22</text:p>
          </table:table-cell>
          <table:table-cell table:formula="of:=ABS([.C28]-[.C$33])" office:value-type="float" office:value="3.13793103448276" calcext:value-type="float">
            <text:p>3.1379310345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479" calcext:value-type="float">
            <text:p>479</text:p>
          </table:table-cell>
          <table:table-cell table:formula="of:=[.G28]-[.F28]" office:value-type="float" office:value="-26" calcext:value-type="float">
            <text:p>-26</text:p>
          </table:table-cell>
          <table:table-cell table:formula="of:=ABS([.H28]-[.H$33])" office:value-type="float" office:value="19.7857142857143" calcext:value-type="float">
            <text:p>19.785714285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table:formula="of:=[.B29]-[.A29]" office:value-type="float" office:value="25" calcext:value-type="float">
            <text:p>25</text:p>
          </table:table-cell>
          <table:table-cell table:formula="of:=ABS([.C29]-[.C$33])" office:value-type="float" office:value="6.13793103448276" calcext:value-type="float">
            <text:p>6.1379310345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471" calcext:value-type="float">
            <text:p>471</text:p>
          </table:table-cell>
          <table:table-cell table:formula="of:=[.G29]-[.F29]" office:value-type="float" office:value="-32" calcext:value-type="float">
            <text:p>-32</text:p>
          </table:table-cell>
          <table:table-cell table:formula="of:=ABS([.H29]-[.H$33])" office:value-type="float" office:value="25.7857142857143" calcext:value-type="float">
            <text:p>25.785714285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37" calcext:value-type="float">
            <text:p>537</text:p>
          </table:table-cell>
          <table:table-cell table:formula="of:=[.B30]-[.A30]" office:value-type="float" office:value="31" calcext:value-type="float">
            <text:p>31</text:p>
          </table:table-cell>
          <table:table-cell table:formula="of:=ABS([.C30]-[.C$33])" office:value-type="float" office:value="12.1379310344828" calcext:value-type="float">
            <text:p>12.1379310345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475" calcext:value-type="float">
            <text:p>475</text:p>
          </table:table-cell>
          <table:table-cell table:formula="of:=[.G30]-[.F30]" office:value-type="float" office:value="-40" calcext:value-type="float">
            <text:p>-40</text:p>
          </table:table-cell>
          <table:table-cell table:formula="of:=ABS([.H30]-[.H$33])" office:value-type="float" office:value="33.7857142857143" calcext:value-type="float">
            <text:p>33.785714285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37" calcext:value-type="float">
            <text:p>537</text:p>
          </table:table-cell>
          <table:table-cell table:formula="of:=[.B31]-[.A31]" office:value-type="float" office:value="15" calcext:value-type="float">
            <text:p>15</text:p>
          </table:table-cell>
          <table:table-cell table:formula="of:=ABS([.C31]-[.C$33])" office:value-type="float" office:value="3.86206896551724" calcext:value-type="float">
            <text:p>3.8620689655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472" calcext:value-type="float">
            <text:p>472</text:p>
          </table:table-cell>
          <table:table-cell table:formula="of:=[.G31]-[.F31]" office:value-type="float" office:value="26" calcext:value-type="float">
            <text:p>26</text:p>
          </table:table-cell>
          <table:table-cell table:formula="of:=ABS([.H31]-[.H$33])" office:value-type="float" office:value="32.2142857142857" calcext:value-type="float">
            <text:p>32.214285714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37" calcext:value-type="float">
            <text:p>537</text:p>
          </table:table-cell>
          <table:table-cell table:formula="of:=[.B32]-[.A32]" office:value-type="float" office:value="28" calcext:value-type="float">
            <text:p>28</text:p>
          </table:table-cell>
          <table:table-cell table:formula="of:=ABS([.C32]-[.C$33])" office:value-type="float" office:value="9.13793103448276" calcext:value-type="float">
            <text:p>9.1379310345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479" calcext:value-type="float">
            <text:p>479</text:p>
          </table:table-cell>
          <table:table-cell table:formula="of:=[.G32]-[.F32]" office:value-type="float" office:value="-26" calcext:value-type="float">
            <text:p>-26</text:p>
          </table:table-cell>
          <table:table-cell table:formula="of:=ABS([.H32]-[.H$33])" office:value-type="float" office:value="19.7857142857143" calcext:value-type="float">
            <text:p>19.7857142857</text:p>
          </table:table-cell>
        </table:table-row>
        <table:table-row table:style-name="ro1">
          <table:table-cell table:number-columns-repeated="2"/>
          <table:table-cell table:formula="of:=SUM([.C3:.C32])/29" office:value-type="float" office:value="18.8620689655172" calcext:value-type="float">
            <text:p>18.8620689655</text:p>
          </table:table-cell>
          <table:table-cell table:formula="of:=SUM([.D3:.D32])/29" office:value-type="float" office:value="4.8038049940547" calcext:value-type="float">
            <text:p>4.8038049941</text:p>
          </table:table-cell>
          <table:table-cell table:number-columns-repeated="3"/>
          <table:table-cell table:formula="of:=SUM([.H3:.H32])/28" office:value-type="float" office:value="-6.21428571428571" calcext:value-type="float">
            <text:p>-6.2142857143</text:p>
          </table:table-cell>
          <table:table-cell table:formula="of:=SUM([.I3:.I32])/28" office:value-type="float" office:value="19.9234693877551" calcext:value-type="float">
            <text:p>19.9234693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1:48:41.507345759</meta:creation-date>
    <dc:date>2016-04-21T12:03:13.899699968</dc:date>
    <meta:editing-duration>PT14M32S</meta:editing-duration>
    <meta:editing-cycles>1</meta:editing-cycles>
    <meta:document-statistic meta:table-count="1" meta:cell-count="246" meta:object-count="0"/>
    <meta:generator>LibreOffice/5.1.2.2.0$Linux_X86_64 LibreOffice_project/10m0$Build-2</meta:generator>
  </office:meta>
</office:document-meta>
</file>